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。　温泉に入りに来たの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あーら、お客さん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Eh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ばちゃん、そこを何と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あぁ～い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事情がある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魔物のせいで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レグマくん、これ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やすい御遣いフラグ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が温泉に悪さしてる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そうなんだよ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そりゃそうだけどさ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熾天少女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まあ・・・そんなとこ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ますか早乙女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それじゃ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さっそ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言葉に甘えた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・・・そうな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ね、こむ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しばし解散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